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701in" fo:margin-left="0in" fo:margin-top="0in" fo:margin-bottom="0in" fo:break-before="auto" fo:break-after="auto" table:align="left"/>
    </style:style>
    <style:style style:name="Table1.A" style:family="table-column">
      <style:table-column-properties style:column-width="1.567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line-height="100%" fo:text-align="center" style:justify-single-word="false" fo:orphans="0" fo:widows="0"/>
    </style:style>
    <style:style style:name="P2" style:family="paragraph" style:parent-style-name="Standard">
      <style:paragraph-properties fo:break-before="auto" fo:break-after="auto"/>
    </style:style>
    <style:style style:name="P3" style:family="paragraph" style:parent-style-name="Standard">
      <style:paragraph-properties fo:break-before="auto" fo:break-after="auto"/>
      <style:text-properties fo:font-size="15pt" fo:font-weight="bold" style:font-size-asian="15pt" style:font-weight-asian="bold" style:font-size-complex="15pt"/>
    </style:style>
    <style:style style:name="P4" style:family="paragraph" style:parent-style-name="Standard">
      <style:paragraph-properties fo:break-before="auto" fo:break-after="auto"/>
      <style:text-properties fo:font-size="10pt" fo:font-weight="bold" style:font-size-asian="10pt" style:font-weight-asian="bold" style:font-size-complex="10pt" fo:background-color="#ffffff"/>
    </style:style>
    <style:style style:name="P5" style:family="paragraph" style:parent-style-name="Standard">
      <style:paragraph-properties fo:break-before="auto" fo:break-after="auto"/>
      <style:text-properties fo:font-weight="bold" style:font-weight-asian="bold"/>
    </style:style>
    <style:style style:name="P6" style:family="paragraph" style:parent-style-name="Standard">
      <style:paragraph-properties fo:break-before="auto" fo:break-after="auto"/>
      <style:text-properties fo:color="#666666" fo:font-style="italic" style:font-style-asian="italic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weight="bold" style:font-weight-asian="bold"/>
    </style:style>
    <style:style style:name="P9" style:family="paragraph" style:parent-style-name="Standard" style:master-page-name="Standard">
      <style:paragraph-properties style:page-number="1" fo:break-before="auto" fo:break-after="auto"/>
    </style:style>
    <style:style style:name="P10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5pt" fo:font-weight="bold" style:font-size-asian="15pt" style:font-weight-asian="bold" style:font-size-complex="15pt"/>
    </style:style>
    <style:style style:name="T2" style:family="text">
      <style:text-properties fo:font-size="10pt" fo:font-weight="bold" style:font-size-asian="10pt" style:font-weight-asian="bold" style:font-size-complex="10pt" fo:background-color="#ffffff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tyle="italic" style:font-style-asian="italic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fo:background-color="#00ff00"/>
    </style:style>
    <style:style style:name="T7" style:family="text">
      <style:text-properties fo:font-weight="bold" style:font-weight-asian="bold" fo:background-color="#ffff00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COPY - LANDING PAGE</text:span></text:p>
      <text:p text:style-name="P3"/>
      <text:p text:style-name="P2"><text:span text:style-name="T2">Sistema de gerenciamento de tempo, para trabalho home office, com o público alvo de pessoas de 28 a 35 anos</text:span></text:p>
      <text:p text:style-name="P4"/>
      <text:p text:style-name="P2"><text:span text:style-name="T1">Objetivo:</text:span></text:p>
      <text:p text:style-name="P2"><text:span text:style-name="T3">Captação de leads por meio da ação de teste grátis da plataforma</text:span></text:p>
      <text:p text:style-name="P2"><draw:rect text:anchor-type="as-char" style:rel-width="100%" draw:z-index="0" draw:style-name="gr1" draw:text-style-name="P10" svg:width="0.0012in" svg:height="0.0213in"><text:p/></draw:rect></text:p>
      <text:p text:style-name="P2"/>
      <text:p text:style-name="P2"><text:span text:style-name="T4">Banner principal - faixa 1</text:span></text:p>
      <text:p text:style-name="P2"/>
      <text:p text:style-name="P2">“Crie e gerencie seu fluxo de trabalho no home office com o WorkUs”<text:line-break/><text:span text:style-name="T6">CTA: </text:span><text:span text:style-name="T7">/envio de email/</text:span> <text:span text:style-name="T5">Crie sua conta grátis</text:span></text:p>
      <text:p text:style-name="P5"/>
      <text:p text:style-name="P2"><text:span text:style-name="T4">Argumentativo - faixa 2</text:span></text:p>
      <text:p text:style-name="P6"/>
      <text:p text:style-name="P2">&lt;H1&gt;<text:span text:style-name="T5">Trabalho organizado é trabalho otimizado!</text:span><text:line-break/><text:line-break/>A nova jornada de trabalho exige novos hábitos e um controle melhor na disciplina de horários e demandas. Com a gente você cria, gerencia e executa todo o seu fluxo de trabalho junto ao de toda a sua equipe, principalmente em home office.</text:p>
      <text:p text:style-name="P2"/>
      <text:p text:style-name="P2">&lt;H2&gt;<text:span text:style-name="T5">O que é o WorkUs?</text:span></text:p>
      <text:p text:style-name="P2">Somos uma plataforma 100% online de gerenciamento de demandas, gestão de fluxo de trabalho, processos e tempo. Não precisa mais marcar uma reunião que poderia ser um email com a sua equipe. Basta subir uma demanda, linkar aos responsáveis e colocar o prazo de entrega. Depois é só dar o feedback na plataforma mesmo. Simples, né? Nós queremos simplificar a sua rotina de home office! </text:p>
      <text:p text:style-name="P2"/>
      <text:p text:style-name="P2"><text:span text:style-name="T5">CTA</text:span>: <text:span text:style-name="T6">Faça uma demonstração de 14 dias<text:line-break/></text:span><text:span text:style-name="T5"> <text:s text:c="8"/></text:span>Com todas as funcionalidades da conta ativa</text:p>
      <text:p text:style-name="P2"/>
      <text:p text:style-name="P2">&lt;H3&gt;<text:span text:style-name="T5">Diferenciais</text:span></text:p>
      <text:p text:style-name="P5"/>
      <text:p text:style-name="P5"/>
      <table:table table:name="Table1" table:style-name="Table1">
        <table:table-column table:style-name="Table1.A" table:number-columns-repeated="4"/>
        <table:table-row table:style-name="Table1.1">
          <table:table-cell table:style-name="Table1.A1" office:value-type="string">
            <text:p text:style-name="P7"><text:span text:style-name="T5">Pacotes do tamanho da sua equipe!</text:span><text:line-break/><text:line-break/>Pague apenas pelo número de usuários dentro da sua necessidade.</text:p>
          </table:table-cell>
          <table:table-cell table:style-name="Table1.A1" office:value-type="string">
            <text:p text:style-name="P7"><text:span text:style-name="T5">Integração com Google Business </text:span>(calendar, meet, drive, etc)</text:p>
            <text:p text:style-name="P7"/>
            <text:p text:style-name="P7">Tudo salvo na nuvem do seu email corporativo</text:p>
          </table:table-cell>
          <table:table-cell table:style-name="Table1.A1" office:value-type="string">
            <text:p text:style-name="P1"><text:span text:style-name="T5">Suporte 24h com atendentes reais </text:span></text:p>
            <text:p text:style-name="P1"/>
            <text:p text:style-name="P1">Pintou uma dúvida? Chama a gente! E não somos robôs.</text:p>
            <text:p text:style-name="P8"/>
          </table:table-cell>
          <table:table-cell table:style-name="Table1.A1" office:value-type="string">
            <text:p text:style-name="P1"><text:span text:style-name="T5">Ilimitado! </text:span></text:p>
            <text:p text:style-name="P1"/>
            <text:p text:style-name="P1">Tem 2, 20, 200 pessoas na sua equipe? Nosso sistema suporta qualquer número!</text:p>
          </table:table-cell>
        </table:table-row>
      </table:table>
      <text:p text:style-name="P5"><text:soft-page-break/></text:p>
      <text:p text:style-name="P2"><text:span text:style-name="T5">CTA</text:span>: <text:span text:style-name="T6">Fale com um consultor de vendas<text:line-break/></text:span><text:span text:style-name="T5"> <text:s text:c="8"/></text:span></text:p>
      <text:p text:style-name="P2">Contatos</text:p>
      <text:p text:style-name="P2">Links de redes sociais</text:p>
      <text:p text:style-name="P2">Endereço</text:p>
      <text:p text:style-name="P2">CNPJ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2" meta:paragraph-count="25" meta:word-count="275" meta:character-count="1616" meta:non-whitespace-character-count="1341"/>
    <meta:generator>LibreOfficeDev/6.0.5.2$Linux_X86_64 LibreOffice_project/</meta:generator>
  </office:meta>
</office:document-meta>
</file>